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Default_20_Drawing_20_Style_5f_1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draw:stroke="dash" draw:stroke-dash="Dot" svg:stroke-width="0.152cm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Consolas"/>
    </style:style>
    <style:style style:name="P2" style:family="paragraph">
      <style:paragraph-properties fo:text-align="center"/>
      <style:text-properties style:font-name="Consolas" fo:font-size="18pt"/>
    </style:style>
    <style:style style:name="P3" style:family="paragraph">
      <loext:graphic-properties draw:fill-color="#b4c7dc"/>
      <style:paragraph-properties fo:text-align="center" style:writing-mode="lr-tb"/>
      <style:text-properties style:font-name="Consolas" fo:font-size="18pt"/>
    </style:style>
    <style:style style:name="P4" style:family="paragraph">
      <style:text-properties style:font-name="Consolas"/>
    </style:style>
    <style:style style:name="P5" style:family="paragraph">
      <loext:graphic-properties draw:fill="none" draw:fill-color="#ffffff"/>
      <style:text-properties style:font-name="Consolas"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b4c7dc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network" draw:style-name="dp1" draw:master-page-name="Default" presentation:presentation-page-layout-name="AL1T0">
        <draw:line draw:style-name="gr1" draw:text-style-name="P1" draw:layer="layout" svg:x1="13.168cm" svg:y1="8.293cm" svg:x2="15.202cm" svg:y2="6.639cm">
          <text:p/>
        </draw:line>
        <draw:line draw:style-name="gr1" draw:text-style-name="P1" draw:layer="layout" svg:x1="12.7cm" svg:y1="8.255cm" svg:x2="9.019cm" svg:y2="5.08cm">
          <text:p/>
        </draw:line>
        <draw:line draw:style-name="gr1" draw:text-style-name="P1" draw:layer="layout" svg:x1="13.235cm" svg:y1="4.545cm" svg:x2="15.406cm" svg:y2="5.715cm">
          <text:p/>
        </draw:line>
        <draw:line draw:style-name="gr1" draw:text-style-name="P1" draw:layer="layout" svg:x1="8.853cm" svg:y1="8.545cm" svg:x2="12.294cm" svg:y2="8.545cm">
          <text:p/>
        </draw:line>
        <draw:line draw:style-name="gr1" draw:text-style-name="P1" draw:layer="layout" svg:x1="8.89cm" svg:y1="4.445cm" svg:x2="12.331cm" svg:y2="4.445cm">
          <text:p/>
        </draw:line>
        <draw:line draw:style-name="gr1" draw:text-style-name="P1" draw:layer="layout" svg:x1="6.314cm" svg:y1="6.389cm" svg:x2="8.255cm" svg:y2="8.255cm">
          <text:p/>
        </draw:line>
        <draw:line draw:style-name="gr1" draw:text-style-name="P1" draw:layer="layout" svg:x1="6.351cm" svg:y1="6.35cm" svg:x2="8.256cm" svg:y2="4.7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375cm" svg:height="0.839cm" svg:x="9.796cm" svg:y="3.61cm">
          <draw:text-box>
            <text:p text:style-name="P4"><text:span text:style-name="T2">7,1</text:span></text:p>
          </draw:text-box>
        </draw:frame>
        <draw:frame draw:style-name="gr3" draw:text-style-name="P5" draw:layer="layout" svg:width="1.375cm" svg:height="0.839cm" svg:x="6.096cm" svg:y="4.611cm">
          <draw:text-box>
            <text:p text:style-name="P4"><text:span text:style-name="T2">1,2</text:span></text:p>
          </draw:text-box>
        </draw:frame>
        <draw:frame draw:style-name="gr3" draw:text-style-name="P5" draw:layer="layout" svg:width="1.375cm" svg:height="0.839cm" svg:x="6.096cm" svg:y="7.413cm">
          <draw:text-box>
            <text:p text:style-name="P4"><text:span text:style-name="T2">5,4</text:span></text:p>
          </draw:text-box>
        </draw:frame>
        <draw:frame draw:style-name="gr3" draw:text-style-name="P5" draw:layer="layout" svg:width="1.375cm" svg:height="0.839cm" svg:x="10.796cm" svg:y="6.013cm">
          <draw:text-box>
            <text:p text:style-name="P4"><text:span text:style-name="T2">6,5</text:span></text:p>
          </draw:text-box>
        </draw:frame>
        <draw:frame draw:style-name="gr3" draw:text-style-name="P5" draw:layer="layout" svg:width="1.375cm" svg:height="0.839cm" svg:x="9.896cm" svg:y="8.714cm">
          <draw:text-box>
            <text:p text:style-name="P4"><text:span text:style-name="T2">4,3</text:span></text:p>
          </draw:text-box>
        </draw:frame>
        <draw:frame draw:style-name="gr3" draw:text-style-name="P5" draw:layer="layout" svg:width="1.375cm" svg:height="0.839cm" svg:x="13.896cm" svg:y="7.515cm">
          <draw:text-box>
            <text:p text:style-name="P4"><text:span text:style-name="T2">2,1</text:span></text:p>
          </draw:text-box>
        </draw:frame>
        <draw:frame draw:style-name="gr3" draw:text-style-name="P5" draw:layer="layout" svg:width="1.375cm" svg:height="0.839cm" svg:x="14.096cm" svg:y="4.317cm">
          <draw:text-box>
            <text:p text:style-name="P4"><text:span text:style-name="T2">3,6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graph" draw:style-name="dp1" draw:master-page-name="Default" presentation:presentation-page-layout-name="AL1T0">
        <draw:line draw:style-name="gr5" draw:text-style-name="P7" draw:layer="layout" svg:x1="15.364cm" svg:y1="6.377cm" svg:x2="13.33cm" svg:y2="8.031cm">
          <text:p/>
        </draw:line>
        <draw:line draw:style-name="gr5" draw:text-style-name="P7" draw:layer="layout" svg:x1="8.957cm" svg:y1="4.918cm" svg:x2="12.638cm" svg:y2="8.093cm">
          <text:p/>
        </draw:line>
        <draw:line draw:style-name="gr1" draw:text-style-name="P7" draw:layer="layout" svg:x1="13.2cm" svg:y1="8.055cm" svg:x2="9.519cm" svg:y2="4.88cm">
          <text:p/>
        </draw:line>
        <draw:line draw:style-name="gr5" draw:text-style-name="P7" draw:layer="layout" svg:x1="8.917cm" svg:y1="8.517cm" svg:x2="6.976cm" svg:y2="6.651cm">
          <text:p/>
        </draw:line>
        <draw:line draw:style-name="gr5" draw:text-style-name="P7" draw:layer="layout" svg:x1="12.956cm" svg:y1="8.345cm" svg:x2="9.515cm" svg:y2="8.345cm">
          <text:p/>
        </draw:line>
        <draw:line draw:style-name="gr5" draw:text-style-name="P7" draw:layer="layout" svg:x1="15.937cm" svg:y1="6.777cm" svg:x2="13.397cm" svg:y2="4.872cm">
          <text:p/>
        </draw:line>
        <draw:line draw:style-name="gr5" draw:text-style-name="P7" draw:layer="layout" svg:x1="12.993cm" svg:y1="4.645cm" svg:x2="9.552cm" svg:y2="4.645cm">
          <text:p/>
        </draw:line>
        <draw:line draw:style-name="gr5" draw:text-style-name="P7" draw:layer="layout" svg:x1="8.716cm" svg:y1="4.583cm" svg:x2="6.811cm" svg:y2="6.188cm">
          <text:p/>
        </draw:line>
        <draw:line draw:style-name="gr1" draw:text-style-name="P7" draw:layer="layout" svg:x1="13.568cm" svg:y1="8.493cm" svg:x2="15.602cm" svg:y2="6.839cm">
          <text:p/>
        </draw:line>
        <draw:line draw:style-name="gr1" draw:text-style-name="P7" draw:layer="layout" svg:x1="12.935cm" svg:y1="3.91cm" svg:x2="15.475cm" svg:y2="5.815cm">
          <text:p/>
        </draw:line>
        <draw:line draw:style-name="gr1" draw:text-style-name="P7" draw:layer="layout" svg:x1="8.853cm" svg:y1="8.745cm" svg:x2="12.294cm" svg:y2="8.745cm">
          <text:p/>
        </draw:line>
        <draw:line draw:style-name="gr1" draw:text-style-name="P7" draw:layer="layout" svg:x1="8.89cm" svg:y1="4.145cm" svg:x2="12.331cm" svg:y2="4.145cm">
          <text:p/>
        </draw:line>
        <draw:line draw:style-name="gr1" draw:text-style-name="P7" draw:layer="layout" svg:x1="6.314cm" svg:y1="6.589cm" svg:x2="8.255cm" svg:y2="8.455cm">
          <text:p/>
        </draw:line>
        <draw:line draw:style-name="gr1" draw:text-style-name="P7" draw:layer="layout" svg:x1="6.351cm" svg:y1="6.05cm" svg:x2="8.256cm" svg:y2="4.445cm">
          <text:p/>
        </draw:line>
        <draw:custom-shape draw:style-name="gr2" draw:text-style-name="P9" draw:layer="layout" svg:width="1.27cm" svg:height="1.27cm" svg:x="5.716cm" svg:y="5.815cm">
          <text:p text:style-name="P8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27cm" svg:height="1.27cm" svg:x="8.256cm" svg:y="3.81cm">
          <text:p text:style-name="P8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27cm" svg:height="1.27cm" svg:x="12.331cm" svg:y="3.81cm">
          <text:p text:style-name="P8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27cm" svg:height="1.27cm" svg:x="8.256cm" svg:y="7.92cm">
          <text:p text:style-name="P8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27cm" svg:height="1.27cm" svg:x="12.331cm" svg:y="7.909cm">
          <text:p text:style-name="P8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1.27cm" svg:height="1.27cm" svg:x="15.206cm" svg:y="5.615cm">
          <text:p text:style-name="P8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375cm" svg:height="0.839cm" svg:x="10.097cm" svg:y="3.311cm">
          <draw:text-box>
            <text:p text:style-name="P4"><text:span text:style-name="T2">7,1</text:span></text:p>
          </draw:text-box>
        </draw:frame>
        <draw:frame draw:style-name="gr3" draw:text-style-name="P5" draw:layer="layout" svg:width="1.666cm" svg:height="0.839cm" svg:x="10.698cm" svg:y="4.712cm">
          <draw:text-box>
            <text:p text:style-name="P4"><text:span text:style-name="T2">0,-1</text:span></text:p>
          </draw:text-box>
        </draw:frame>
        <draw:frame draw:style-name="gr3" draw:text-style-name="P5" draw:layer="layout" svg:width="1.375cm" svg:height="0.839cm" svg:x="6.298cm" svg:y="4.312cm">
          <draw:text-box>
            <text:p text:style-name="P4"><text:span text:style-name="T2">1,2</text:span></text:p>
          </draw:text-box>
        </draw:frame>
        <draw:frame draw:style-name="gr3" draw:text-style-name="P5" draw:layer="layout" svg:width="1.666cm" svg:height="0.839cm" svg:x="7.599cm" svg:y="5.413cm">
          <draw:text-box>
            <text:p text:style-name="P4"><text:span text:style-name="T2">0,-2</text:span></text:p>
          </draw:text-box>
        </draw:frame>
        <draw:frame draw:style-name="gr3" draw:text-style-name="P5" draw:layer="layout" svg:width="1.666cm" svg:height="0.839cm" svg:x="7.599cm" svg:y="6.814cm">
          <draw:text-box>
            <text:p text:style-name="P4"><text:span text:style-name="T2">0,-4</text:span></text:p>
          </draw:text-box>
        </draw:frame>
        <draw:frame draw:style-name="gr3" draw:text-style-name="P5" draw:layer="layout" svg:width="1.375cm" svg:height="0.839cm" svg:x="5.899cm" svg:y="7.615cm">
          <draw:text-box>
            <text:p text:style-name="P4"><text:span text:style-name="T2">5,4</text:span></text:p>
          </draw:text-box>
        </draw:frame>
        <draw:frame draw:style-name="gr3" draw:text-style-name="P5" draw:layer="layout" svg:width="1.666cm" svg:height="0.839cm" svg:x="9.199cm" svg:y="6.314cm">
          <draw:text-box>
            <text:p text:style-name="P4"><text:span text:style-name="T2">0,-5</text:span></text:p>
          </draw:text-box>
        </draw:frame>
        <draw:frame draw:style-name="gr3" draw:text-style-name="P5" draw:layer="layout" svg:width="1.666cm" svg:height="0.839cm" svg:x="10.099cm" svg:y="7.614cm">
          <draw:text-box>
            <text:p text:style-name="P4"><text:span text:style-name="T2">0,-3</text:span></text:p>
          </draw:text-box>
        </draw:frame>
        <draw:frame draw:style-name="gr3" draw:text-style-name="P5" draw:layer="layout" svg:width="1.375cm" svg:height="0.839cm" svg:x="11.099cm" svg:y="5.814cm">
          <draw:text-box>
            <text:p text:style-name="P4"><text:span text:style-name="T2">6,5</text:span></text:p>
          </draw:text-box>
        </draw:frame>
        <draw:frame draw:style-name="gr3" draw:text-style-name="P5" draw:layer="layout" svg:width="1.375cm" svg:height="0.839cm" svg:x="10.099cm" svg:y="8.715cm">
          <draw:text-box>
            <text:p text:style-name="P4"><text:span text:style-name="T2">4,3</text:span></text:p>
          </draw:text-box>
        </draw:frame>
        <draw:frame draw:style-name="gr3" draw:text-style-name="P5" draw:layer="layout" svg:width="1.375cm" svg:height="0.839cm" svg:x="14.3cm" svg:y="7.816cm">
          <draw:text-box>
            <text:p text:style-name="P4"><text:span text:style-name="T2">2,1</text:span></text:p>
          </draw:text-box>
        </draw:frame>
        <draw:frame draw:style-name="gr3" draw:text-style-name="P5" draw:layer="layout" svg:width="1.666cm" svg:height="0.839cm" svg:x="13.001cm" svg:y="6.517cm">
          <draw:text-box>
            <text:p text:style-name="P4"><text:span text:style-name="T2">0,-1</text:span></text:p>
          </draw:text-box>
        </draw:frame>
        <draw:frame draw:style-name="gr3" draw:text-style-name="P5" draw:layer="layout" svg:width="1.666cm" svg:height="0.839cm" svg:x="13.001cm" svg:y="5.618cm">
          <draw:text-box>
            <text:p text:style-name="P4"><text:span text:style-name="T2">0,-6</text:span></text:p>
          </draw:text-box>
        </draw:frame>
        <draw:frame draw:style-name="gr3" draw:text-style-name="P5" draw:layer="layout" svg:width="1.375cm" svg:height="0.839cm" svg:x="14.201cm" svg:y="4.319cm">
          <draw:text-box>
            <text:p text:style-name="P4"><text:span text:style-name="T2">3,6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43:08.806813103</meta:creation-date>
    <meta:generator>LibreOffice/24.8.5.2$Linux_X86_64 LibreOffice_project/480$Build-2</meta:generator>
    <dc:date>2025-03-14T14:51:38.780695201</dc:date>
    <meta:editing-duration>PT8M28S</meta:editing-duration>
    <meta:editing-cycles>9</meta:editing-cycles>
    <meta:document-statistic meta:object-count="79"/>
  </office:meta>
</office:document-meta>
</file>